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Heading_20_3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3" style:family="paragraph" style:parent-style-name="Quotations" style:list-style-name="L4"/>
    <style:style style:name="P4" style:family="paragraph" style:parent-style-name="Quotations" style:list-style-name="L8"/>
    <style:style style:name="P5" style:family="paragraph" style:parent-style-name="Quotations">
      <style:paragraph-properties fo:margin-left="0cm" fo:margin-right="1cm" fo:text-indent="0cm" style:auto-text-indent="false"/>
    </style:style>
    <style:style style:name="P6" style:family="paragraph" style:parent-style-name="Quotations">
      <style:paragraph-properties fo:margin-left="0cm" fo:margin-right="1cm" fo:text-indent="0cm" style:auto-text-indent="false"/>
      <style:text-properties style:font-name="Verdana"/>
    </style:style>
    <style:style style:name="P7" style:family="paragraph" style:parent-style-name="Quotations">
      <style:paragraph-properties fo:margin-left="0cm" fo:margin-right="1cm" fo:text-indent="0cm" style:auto-text-indent="false"/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10" style:family="paragraph" style:parent-style-name="Text_20_body" style:list-style-name="L9"/>
    <style:style style:name="P11" style:family="paragraph" style:parent-style-name="Text_20_body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13" style:family="paragraph" style:parent-style-name="Text_20_body" style:list-style-name="L1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14" style:family="paragraph" style:parent-style-name="Text_20_body" style:list-style-name="L2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15" style:family="paragraph" style:parent-style-name="Text_20_body" style:list-style-name="L3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16" style:family="paragraph" style:parent-style-name="Text_20_body" style:list-style-name="L5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17" style:family="paragraph" style:parent-style-name="Text_20_body" style:list-style-name="L6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18" style:family="paragraph" style:parent-style-name="Text_20_body" style:list-style-name="L7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19" style:family="paragraph" style:parent-style-name="Text_20_body" style:list-style-name="L9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style:font-name="Verdana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ésentation du projet site web : Trouve ton artisan</text:p>
      <text:p text:style-name="P8"/>
      <text:p text:style-name="P9"/>
      <text:p text:style-name="P9">Partie I : Présentation du projet</text:p>
      <text:p text:style-name="P9"/>
      <text:p text:style-name="P1"><text:span text:style-name="T5">Le projet a pour objectif de concevoir une plateforme web permettant aux particuliers de trouver et de contacter facilement des artisans de la région Auvergne-Rhône-Alpes. Le site met l’accent sur une </text:span><text:span text:style-name="Strong_20_Emphasis"><text:span text:style-name="T5">navigation simple et intuitive</text:span></text:span><text:span text:style-name="T5">, accessible à tous les publics, conformément aux recommandations de la norme </text:span><text:span text:style-name="Strong_20_Emphasis"><text:span text:style-name="T5">WCAG 2.1</text:span></text:span><text:span text:style-name="T5">.</text:span></text:p>
      <text:p text:style-name="Text_20_body"><text:span text:style-name="T5">La plateforme est conçue selon une approche </text:span><text:span text:style-name="Strong_20_Emphasis"><text:span text:style-name="T5">mobile first</text:span></text:span><text:span text:style-name="T5">, garantissant une utilisation optimale sur tous les types d’écrans. Une attention particulière est également portée à la </text:span><text:span text:style-name="Strong_20_Emphasis"><text:span text:style-name="T5">sécurité</text:span></text:span><text:span text:style-name="T5">, afin de respecter les bonnes pratiques attendues pour un service numérique destiné à une collectivité territoriale.</text:span></text:p>
      <text:p text:style-name="P9"/>
      <text:p text:style-name="P9">Partie III : Présentation de la base de donnée</text:p>
      <text:p text:style-name="P9"/>
      <text:p text:style-name="P9">Modèle Conceptuel de Données (MCD) :</text:p>
      <text:p text:style-name="P9"/>
      <text:p text:style-name="P12">Le Modèle Conceptuel de Données (MCD) permet de représenter les entités du système ainsi que les relations existantes entre elles, indépendamment de toute solution technique.</text:p>
      <text:p text:style-name="Text_20_body"><text:span text:style-name="T5">Dans le cadre de la plateforme dédiée aux artisans de la région Auvergne-Rhône-Alpes, trois entités principales ont été identifiées : </text:span><text:span text:style-name="Strong_20_Emphasis"><text:span text:style-name="T5">Artisan</text:span></text:span><text:span text:style-name="T5">, </text:span><text:span text:style-name="Strong_20_Emphasis"><text:span text:style-name="T5">Spécialité</text:span></text:span><text:span text:style-name="T5"> et </text:span><text:span text:style-name="Strong_20_Emphasis"><text:span text:style-name="T5">Catégorie</text:span></text:span><text:span text:style-name="T5">.</text:span></text:p>
      <text:h text:style-name="P2" text:outline-level="3">Description des entités</text:h>
      <text:h text:style-name="Heading_20_4" text:outline-level="4"><text:span text:style-name="Strong_20_Emphasis"><text:span text:style-name="T5">Artisan</text:span></text:span></text:h>
      <text:list xml:id="list646438533927112416" text:style-name="L1">
        <text:list-item>
          <text:p text:style-name="P13">id_artisan</text:p>
        </text:list-item>
        <text:list-item>
          <text:p text:style-name="P13">nom</text:p>
        </text:list-item>
        <text:list-item>
          <text:p text:style-name="P13">note</text:p>
        </text:list-item>
        <text:list-item>
          <text:p text:style-name="P13">ville</text:p>
        </text:list-item>
        <text:list-item>
          <text:p text:style-name="P13">a_propos</text:p>
        </text:list-item>
        <text:list-item>
          <text:p text:style-name="P13">email</text:p>
        </text:list-item>
        <text:list-item>
          <text:p text:style-name="P13">site_web</text:p>
        </text:list-item>
        <text:list-item>
          <text:p text:style-name="P13">top</text:p>
        </text:list-item>
      </text:list>
      <text:p text:style-name="P7">L’entité Artisan représente un professionnel ou une entreprise référencée sur la plateforme.</text:p>
      <text:h text:style-name="Heading_20_4" text:outline-level="4"><text:span text:style-name="Strong_20_Emphasis"><text:span text:style-name="T5">Spécialité</text:span></text:span></text:h>
      <text:list xml:id="list1419255554237642752" text:style-name="L2">
        <text:list-item>
          <text:p text:style-name="P14">id_specialite</text:p>
        </text:list-item>
        <text:list-item>
          <text:p text:style-name="P14"><text:soft-page-break/>nom_specialite</text:p>
        </text:list-item>
      </text:list>
      <text:p text:style-name="P6"><text:span text:style-name="T3">Une spécialité correspond au métier exercé par l’artisan.</text:span></text:p>
      <text:p text:style-name="P5"><text:span text:style-name="Strong_20_Emphasis"><text:span text:style-name="T5"/></text:span></text:p>
      <text:p text:style-name="P5"><text:span text:style-name="Strong_20_Emphasis"><text:span text:style-name="T5">Catégorie</text:span></text:span></text:p>
      <text:list xml:id="list3823844118509060551" text:style-name="L3">
        <text:list-item>
          <text:p text:style-name="P15">id_categorie</text:p>
        </text:list-item>
        <text:list-item>
          <text:p text:style-name="P15">nom_categorie</text:p>
        </text:list-item>
      </text:list>
      <text:p text:style-name="P7">Une catégorie regroupe plusieurs spécialités appartenant à un même domaine d’activité.</text:p>
      <text:h text:style-name="P2" text:outline-level="3">Relations</text:h>
      <text:list xml:id="list4018055976229273502" text:style-name="L4">
        <text:list-item>
          <text:p text:style-name="P3"><text:span text:style-name="T5">Un </text:span><text:span text:style-name="Strong_20_Emphasis"><text:span text:style-name="T5">artisan</text:span></text:span><text:span text:style-name="T5"> exerce </text:span><text:span text:style-name="Strong_20_Emphasis"><text:span text:style-name="T5">une seule spécialité</text:span></text:span><text:span text:style-name="T5">.</text:span></text:p>
        </text:list-item>
        <text:list-item>
          <text:p text:style-name="P3"><text:span text:style-name="T5">Une </text:span><text:span text:style-name="Strong_20_Emphasis"><text:span text:style-name="T5">spécialité</text:span></text:span><text:span text:style-name="T5"> peut être exercée par </text:span><text:span text:style-name="Strong_20_Emphasis"><text:span text:style-name="T5">plusieurs artisans</text:span></text:span><text:span text:style-name="T5">.</text:span></text:p>
        </text:list-item>
        <text:list-item>
          <text:p text:style-name="P3"><text:span text:style-name="T5">Une </text:span><text:span text:style-name="Strong_20_Emphasis"><text:span text:style-name="T5">spécialité</text:span></text:span><text:span text:style-name="T5"> est rattachée à </text:span><text:span text:style-name="Strong_20_Emphasis"><text:span text:style-name="T5">une seule catégorie</text:span></text:span><text:span text:style-name="T5">.</text:span></text:p>
        </text:list-item>
        <text:list-item>
          <text:p text:style-name="P3"><text:span text:style-name="T5">Une </text:span><text:span text:style-name="Strong_20_Emphasis"><text:span text:style-name="T5">catégorie</text:span></text:span><text:span text:style-name="T5"> regroupe </text:span><text:span text:style-name="Strong_20_Emphasis"><text:span text:style-name="T5">plusieurs spécialités</text:span></text:span><text:span text:style-name="T5">.</text:span></text:p>
        </text:list-item>
      </text:list>
      <text:p text:style-name="P11">Modèle Logique de Données (MLD) :</text:p>
      <text:p text:style-name="P11"/>
      <text:p text:style-name="P11">Le Modèle Logique de Données (MLD est issu du MCD et traduit les entités en tables relationnelles. Il définit les clés primaires et les clés étrangères nécessaires à l’implémentation de la base de données relationnelle. </text:p>
      <text:h text:style-name="P2" text:outline-level="3">Tables relationnelles</text:h>
      <text:h text:style-name="Heading_20_4" text:outline-level="4"><text:span text:style-name="Strong_20_Emphasis"><text:span text:style-name="T5">Categorie</text:span></text:span></text:h>
      <text:list xml:id="list4762194267792550992" text:style-name="L5">
        <text:list-item>
          <text:p text:style-name="P16">id_categorie (PK)</text:p>
        </text:list-item>
        <text:list-item>
          <text:p text:style-name="P16">nom_categorie</text:p>
        </text:list-item>
      </text:list>
      <text:h text:style-name="Heading_20_4" text:outline-level="4"><text:span text:style-name="Strong_20_Emphasis"><text:span text:style-name="T5">Specialite</text:span></text:span></text:h>
      <text:list xml:id="list8610143229456944747" text:style-name="L6">
        <text:list-item>
          <text:p text:style-name="P17">id_specialite (PK)</text:p>
        </text:list-item>
        <text:list-item>
          <text:p text:style-name="P17">nom_specialite</text:p>
        </text:list-item>
        <text:list-item>
          <text:p text:style-name="P17">id_categorie (FK)</text:p>
        </text:list-item>
      </text:list>
      <text:h text:style-name="Heading_20_4" text:outline-level="4"><text:span text:style-name="Strong_20_Emphasis"><text:span text:style-name="T5">Artisan</text:span></text:span></text:h>
      <text:list xml:id="list6343757256169665228" text:style-name="L7">
        <text:list-item>
          <text:p text:style-name="P18">id_artisan (PK)</text:p>
        </text:list-item>
        <text:list-item>
          <text:p text:style-name="P18">nom</text:p>
        </text:list-item>
        <text:list-item>
          <text:p text:style-name="P18">note</text:p>
        </text:list-item>
        <text:list-item>
          <text:p text:style-name="P18"><text:soft-page-break/>ville</text:p>
        </text:list-item>
        <text:list-item>
          <text:p text:style-name="P18">a_propos</text:p>
        </text:list-item>
        <text:list-item>
          <text:p text:style-name="P18">email</text:p>
        </text:list-item>
        <text:list-item>
          <text:p text:style-name="P18">site_web</text:p>
        </text:list-item>
        <text:list-item>
          <text:p text:style-name="P18">top</text:p>
        </text:list-item>
        <text:list-item>
          <text:p text:style-name="P18">id_specialite (FK)</text:p>
        </text:list-item>
      </text:list>
      <text:h text:style-name="P2" text:outline-level="3">Relations logiques</text:h>
      <text:list xml:id="list2684330522178237639" text:style-name="L8">
        <text:list-item>
          <text:p text:style-name="P4"><text:span text:style-name="T5">La clé étrangère </text:span><text:span text:style-name="Strong_20_Emphasis"><text:span text:style-name="T5">id_specialite</text:span></text:span><text:span text:style-name="T5"> dans la table </text:span><text:span text:style-name="Emphasis"><text:span text:style-name="T5">Artisan</text:span></text:span><text:span text:style-name="T5"> permet d’associer chaque artisan à sa spécialité.</text:span></text:p>
        </text:list-item>
        <text:list-item>
          <text:p text:style-name="P4"><text:span text:style-name="T5">La clé étrangère </text:span><text:span text:style-name="Strong_20_Emphasis"><text:span text:style-name="T5">id_categorie</text:span></text:span><text:span text:style-name="T5"> dans la table </text:span><text:span text:style-name="Emphasis"><text:span text:style-name="T5">Specialite</text:span></text:span><text:span text:style-name="T5"> permet d’associer chaque spécialité à une catégorie.</text:span></text:p>
        </text:list-item>
      </text:list>
      <text:p text:style-name="P11">Partie IV l'API</text:p>
      <text:h text:style-name="P2" text:outline-level="3">1. Gestion des accès et authentification</text:h>
      <text:p text:style-name="Text_20_body"><text:span text:style-name="T5">Pour protéger les parties sensibles de l’API (création, modification et suppression de catégories, spécialités et artisans), un système de </text:span><text:span text:style-name="Strong_20_Emphasis"><text:span text:style-name="T5">clé API</text:span></text:span><text:span text:style-name="T5"> a été mis en place.<text:line-break/>Seules les requêtes contenant une clé valide peuvent exécuter ces actions.<text:line-break/></text:span><text:span text:style-name="Strong_20_Emphasis"><text:span text:style-name="T5">Intérêt :</text:span></text:span><text:span text:style-name="T5"> empêcher toute modification non autorisée de la base de données et sécuriser les endpoints critiques.</text:span></text:p>
      <text:h text:style-name="P2" text:outline-level="3">2. Validation des données</text:h>
      <text:p text:style-name="P11">Toutes les entrées utilisateur sont vérifiées côté serveur avant insertion dans la base.</text:p>
      <text:list xml:id="list3916979242180455825" text:style-name="L9">
        <text:list-item>
          <text:p text:style-name="P19">Les champs obligatoires sont contrôlés pour ne jamais laisser passer de valeurs vides.</text:p>
        </text:list-item>
        <text:list-item>
          <text:p text:style-name="P10"><text:span text:style-name="T5">Les champs spécifiques, comme l’email ou l’URL du site web, sont validés pour respecter leur format.<text:line-break/></text:span><text:span text:style-name="Strong_20_Emphasis"><text:span text:style-name="T5">Intérêt :</text:span></text:span><text:span text:style-name="T5"> garantir la cohérence des données et réduire le risque d’injections ou de corruption de la base.</text:span></text:p>
        </text:list-item>
      </text:list>
      <text:h text:style-name="P2" text:outline-level="3">3. Sécurisation des routes sensibles</text:h>
      <text:p text:style-name="Text_20_body"><text:span text:style-name="T5">Les routes qui modifient les données (</text:span><text:span text:style-name="Source_20_Text"><text:span text:style-name="T5">POST</text:span></text:span><text:span text:style-name="T5">, </text:span><text:span text:style-name="Source_20_Text"><text:span text:style-name="T5">PUT</text:span></text:span><text:span text:style-name="T5">, </text:span><text:span text:style-name="Source_20_Text"><text:span text:style-name="T5">DELETE</text:span></text:span><text:span text:style-name="T5">) sont toutes protégées par la clé API.<text:line-break/></text:span><text:span text:style-name="Strong_20_Emphasis"><text:span text:style-name="T5">Intérêt :</text:span></text:span><text:span text:style-name="T5"> seules les personnes autorisées peuvent créer, modifier ou supprimer des informations, limitant les risques d’attaques ou de modifications accidentelles.</text:span></text:p>
      <text:h text:style-name="P2" text:outline-level="3">4. Protection contre les injections SQL</text:h>
      <text:p text:style-name="Text_20_body"><text:span text:style-name="T5">Toutes les requêtes vers la base sont effectuées via </text:span><text:span text:style-name="Strong_20_Emphasis"><text:span text:style-name="T5">Sequelize</text:span></text:span><text:span text:style-name="T5">, un ORM qui </text:span><text:soft-page-break/><text:span text:style-name="T5">utilise des requêtes paramétrées.<text:line-break/></text:span><text:span text:style-name="Strong_20_Emphasis"><text:span text:style-name="T5">Intérêt :</text:span></text:span><text:span text:style-name="T5"> cela empêche les utilisateurs de réaliser des injections SQL et garantit l’intégrité de la base de données.</text:span></text:p>
      <text:h text:style-name="P2" text:outline-level="3">5. Gestion sécurisée des erreurs</text:h>
      <text:p text:style-name="Text_20_body"><text:span text:style-name="T5">Les messages d’erreur renvoyés par l’API sont structurés et ne divulguent jamais d’informations sensibles.<text:line-break/></text:span><text:span text:style-name="Strong_20_Emphasis"><text:span text:style-name="T5">Intérêt :</text:span></text:span><text:span text:style-name="T5"> prévenir la fuite d’informations techniques et faciliter le débogage côté développeur.</text:span></text:p>
      <text:h text:style-name="P2" text:outline-level="3">6. Veille sur les vulnérabilités</text:h>
      <text:p text:style-name="Text_20_body"><text:span text:style-name="T5">Durant le projet, une veille a été effectuée sur les vulnérabilités connues des packages utilisés (Express, Sequelize, etc.).<text:line-break/>Les mises à jour et correctifs nécessaires ont été appliqués afin de réduire les risques de failles.<text:line-break/></text:span><text:span text:style-name="Strong_20_Emphasis"><text:span text:style-name="T5">Intérêt :</text:span></text:span><text:span text:style-name="T5"> garantir que l’API reste sécurisée et conforme aux bonnes pratiques actuelles.</text:span></text:p>
      <text:p text:style-name="P11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ophie génot</meta:initial-creator>
    <meta:creation-date>2026-01-30T11:45:46.88</meta:creation-date>
    <dc:date>2026-02-02T18:27:53.10</dc:date>
    <dc:creator>sophie génot</dc:creator>
    <meta:editing-duration>PT2H50M45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4" meta:paragraph-count="70" meta:word-count="674" meta:character-count="4375"/>
  </office:meta>
</office:document-meta>
</file>